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06H53M07.114051S" calcext:value-type="time">
            <text:p>1706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5H20M29.739S" calcext:value-type="time">
            <text:p>05:20</text:p>
          </table:table-cell>
          <table:table-cell table:style-name="ce3"/>
          <table:table-cell office:value-type="string" calcext:value-type="string">
            <text:p>Room non-square wall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22H17M44.357S" calcext:value-type="time">
            <text:p>22: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08:03:11.3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1T13:06:07.799000000</dc:date>
    <meta:editing-duration>P76DT9H6M27S</meta:editing-duration>
    <meta:editing-cycles>2007</meta:editing-cycles>
    <meta:generator>LibreOffice/7.2.6.2$Windows_X86_64 LibreOffice_project/b0ec3a565991f7569a5a7f5d24fed7f52653d754</meta:generator>
    <dc:creator>Benjamin Laws</dc:creator>
    <meta:document-statistic meta:table-count="2" meta:cell-count="2506" meta:object-count="0"/>
  </office:meta>
</office:document-meta>
</file>